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MMono10" svg:font-family="LMMono10" style:font-pitch="fixed"/>
    <style:font-face style:name="LMMonoLt10" svg:font-family="LMMonoLt10" style:font-pitch="fixed"/>
    <style:font-face style:name="LMMonoLtCond10" svg:font-family="LMMonoLtCond10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0.5104in" fo:margin-left="-0.0063in" table:align="left"/>
    </style:style>
    <style:style style:name="Table1.A" style:family="table-column">
      <style:table-column-properties style:column-width="2.1979in"/>
    </style:style>
    <style:style style:name="Table1.B" style:family="table-column">
      <style:table-column-properties style:column-width="4.2917in"/>
    </style:style>
    <style:style style:name="Table1.C" style:family="table-column">
      <style:table-column-properties style:column-width="4.02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Text_20_body" style:list-style-name="L2">
      <style:text-properties style:font-name="LMMonoLt10"/>
    </style:style>
    <style:style style:name="P5" style:family="paragraph" style:parent-style-name="Text_20_body" style:list-style-name="L1">
      <style:text-properties style:font-name="LMMonoLt10"/>
    </style:style>
    <style:style style:name="P6" style:family="paragraph" style:parent-style-name="Table_20_Contents">
      <style:text-properties style:font-name="LMMono10"/>
    </style:style>
    <style:style style:name="P7" style:family="paragraph" style:parent-style-name="Table_20_Contents">
      <style:text-properties style:font-name="FreeSans"/>
    </style:style>
    <style:style style:name="P8" style:family="paragraph" style:parent-style-name="Table_20_Contents">
      <style:text-properties style:font-name="LMMonoLt10"/>
    </style:style>
    <style:style style:name="P9" style:family="paragraph" style:parent-style-name="Table_20_Contents">
      <style:paragraph-properties>
        <style:tab-stops/>
      </style:paragraph-properties>
      <style:text-properties style:font-name="LMMonoLt10"/>
    </style:style>
    <style:style style:name="P10" style:family="paragraph" style:parent-style-name="Table_20_Contents" style:list-style-name="L4">
      <style:paragraph-properties>
        <style:tab-stops/>
      </style:paragraph-properties>
      <style:text-properties style:font-name="LMMonoLt10"/>
    </style:style>
    <style:style style:name="P11" style:family="paragraph" style:parent-style-name="Table_20_Contents" style:list-style-name="L5">
      <style:text-properties style:font-name="LMMonoLt10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91in" fo:text-indent="-0.25in" fo:margin-left="0.559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91in" fo:text-indent="-0.25in" fo:margin-left="0.809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91in" fo:text-indent="-0.25in" fo:margin-left="1.059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91in" fo:text-indent="-0.25in" fo:margin-left="1.309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91in" fo:text-indent="-0.25in" fo:margin-left="1.559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91in" fo:text-indent="-0.25in" fo:margin-left="1.809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91in" fo:text-indent="-0.25in" fo:margin-left="2.059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91in" fo:text-indent="-0.25in" fo:margin-left="2.309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91in" fo:text-indent="-0.25in" fo:margin-left="2.559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91in" fo:text-indent="-0.25in" fo:margin-left="2.8091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XRdp Coding Style</text:p>
      <text:p text:style-name="P1"/>
      <text:p text:style-name="P3">The coding sytle used by XRdp is described below.</text:p>
      <text:p text:style-name="P3"/>
      <text:p text:style-name="P3">The XRdp project uses astyle (artistic style) to format the code. Astyle requires a configuration file that tells astyle how you want your code formatted. This file is present in the XRdp root directory and is named astyle_config.as.</text:p>
      <text:p text:style-name="P3"/>
      <text:p text:style-name="P3">Here is how we run the astyle command:</text:p>
      <text:p text:style-name="P3"/>
      <text:p text:style-name="P3">astyle --options=/path/to/file/astyle_config.as "*.c"</text:p>
      <text:p text:style-name="P3"/>
      <text:p text:style-name="P3">This coding style is a work in progress and is still evolving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Correct Way</text:p>
          </table:table-cell>
          <table:table-cell table:style-name="Table1.C1" office:value-type="string">
            <text:p text:style-name="P7">Wrong Way</text:p>
          </table:table-cell>
        </table:table-row>
        <table:table-row>
          <table:table-cell table:style-name="Table1.A2" office:value-type="string">
            <text:p text:style-name="P7">Indentation</text:p>
          </table:table-cell>
          <table:table-cell table:style-name="Table1.A2" office:value-type="string">
            <text:p text:style-name="P8">4 spaces, no tabs</text:p>
          </table:table-cell>
          <table:table-cell table:style-name="Table1.C2" office:value-type="string">
            <text:p text:style-name="P8">less than 4 or more than 4 spaces, tabs</text:p>
          </table:table-cell>
        </table:table-row>
        <table:table-row>
          <table:table-cell table:style-name="Table1.A2" office:value-type="string">
            <text:p text:style-name="P7">Variable declaration</text:p>
          </table:table-cell>
          <table:table-cell table:style-name="Table1.A2" office:value-type="string">
            <text:list xml:id="list700190343" text:style-name="L2">
              <text:list-item>
                <text:p text:style-name="P4">each variable declaration on a new line </text:p>
              </text:list-item>
            </text:list>
            <text:list xml:id="list1379047867" text:style-name="L1">
              <text:list-item>
                <text:p text:style-name="P5">c style naming convention using underscores </text:p>
              </text:list-item>
            </text:list>
            <text:p text:style-name="P8">int counter;<text:line-break/>int index;<text:line-break/>int bytes_in_stream;</text:p>
          </table:table-cell>
          <table:table-cell table:style-name="Table1.C2" office:value-type="string">
            <text:list xml:id="list189802523" text:style-name="L4">
              <text:list-item>
                <text:p text:style-name="P10">Multiple variable declarations per line</text:p>
              </text:list-item>
              <text:list-item>
                <text:p text:style-name="P10">camel case convention</text:p>
              </text:list-item>
            </text:list>
            <text:p text:style-name="P9"/>
            <text:p text:style-name="P9"/>
            <text:p text:style-name="P9">int counter, index;</text:p>
            <text:p text:style-name="P9">int bytesInStream;</text:p>
          </table:table-cell>
        </table:table-row>
        <table:table-row>
          <table:table-cell table:style-name="Table1.A2" office:value-type="string">
            <text:p text:style-name="P7">Whitespace</text:p>
          </table:table-cell>
          <table:table-cell table:style-name="Table1.A2" office:value-type="string">
            <text:list xml:id="list1869004626" text:style-name="L5">
              <text:list-item>
                <text:p text:style-name="P11">use blank lines to group statements</text:p>
              </text:list-item>
              <text:list-item>
                <text:p text:style-name="P11">use only one empty line</text:p>
              </text:list-item>
              <text:list-item>
                <text:p text:style-name="P11">for pointers or references, use a single space <text:span text:style-name="T1">before</text:span> * or &amp; but not <text:span text:style-name="T1">after</text:span></text:p>
              </text:list-item>
              <text:list-item>
                <text:p text:style-name="P11">one space after a cast</text:p>
                <text:p text:style-name="P11"/>
              </text:list-item>
            </text:list>
            <text:p text:style-name="P8">char *cptr;</text:p>
            <text:p text:style-name="P8">int *iptr;</text:p>
            <text:p text:style-name="P8"/>
            <text:p text:style-name="P8">cptr = (char *) malloc(1024);</text:p>
            <text:p text:style-name="P8"/>
            <text:p text:style-name="P8">write(fd, &amp;buf[12], 16);</text:p>
          </table:table-cell>
          <table:table-cell table:style-name="Table1.C2" office:value-type="string">
            <text:p text:style-name="P8">char* cptr;</text:p>
            <text:p text:style-name="P8">int * iptr;</text:p>
            <text:p text:style-name="P8"></text:p>
            <text:p text:style-name="P8">cptr = (char *)malloc(1024);</text:p>
            <text:p text:style-name="P8"></text:p>
            <text:p text:style-name="P8">write(fd, &amp; buf[12], 16);</text:p>
          </table:table-cell>
        </table:table-row>
        <text:soft-page-break/>
        <table:table-row>
          <table:table-cell table:style-name="Table1.A2" office:value-type="string">
            <text:p text:style-name="P7">Braces</text:p>
          </table:table-cell>
          <table:table-cell table:style-name="Table1.A2" office:value-type="string">
            <text:p text:style-name="P8">struct stream</text:p>
            <text:p text:style-name="P8">{</text:p>
            <text:p text:style-name="P8"><text:s text:c="4"/>char *data;</text:p>
            <text:p text:style-name="P8"><text:s text:c="4"/>char *p;</text:p>
            <text:p text:style-name="P8"><text:s text:c="4"/>char *end;</text:p>
            <text:p text:style-name="P8">};</text:p>
            <text:p text:style-name="P8"></text:p>
            <text:p text:style-name="P8">void</text:p>
            <text:p text:style-name="P8">process_data(struct stream *s)</text:p>
            <text:p text:style-name="P8">{</text:p>
            <text:p text:style-name="P8"><text:s text:c="4"/>if (stream == NULL)</text:p>
            <text:p text:style-name="P8"><text:s text:c="4"/>{</text:p>
            <text:p text:style-name="P8"><text:s text:c="8"/>return;</text:p>
            <text:p text:style-name="P8"><text:s text:c="4"/>}</text:p>
            <text:p text:style-name="P8">}</text:p>
          </table:table-cell>
          <table:table-cell table:style-name="Table1.C2" office:value-type="string">
            <text:p text:style-name="P8">struct stream {</text:p>
            <text:p text:style-name="P8"><text:s text:c="4"/>char *data;</text:p>
            <text:p text:style-name="P8"><text:s text:c="4"/>char *p;</text:p>
            <text:p text:style-name="P8"><text:s text:c="4"/>char *end;</text:p>
            <text:p text:style-name="P8">};</text:p>
            <text:p text:style-name="P8"></text:p>
            <text:p text:style-name="P8">void process_data(struct stream *s) {</text:p>
            <text:p text:style-name="P8"><text:s text:c="4"/>if (stream == NULL) {</text:p>
            <text:p text:style-name="P8"><text:s text:c="8"/>return;</text:p>
            <text:p text:style-name="P8"><text:s text:c="4"/>}</text:p>
            <text:p text:style-name="P8">}</text:p>
          </table:table-cell>
        </table:table-row>
        <table:table-row>
          <table:table-cell table:style-name="Table1.A2" office:value-type="string">
            <text:p text:style-name="P7">if statements</text:p>
          </table:table-cell>
          <table:table-cell table:style-name="Table1.A2" office:value-type="string">
            <text:p text:style-name="P8">if (val &lt;= 0xff)</text:p>
            <text:p text:style-name="P8">{</text:p>
            <text:p text:style-name="P8"><text:s text:c="4"/>out_uint8(s, val);</text:p>
            <text:p text:style-name="P8">}</text:p>
            <text:p text:style-name="P8">else if (val &lt;= 0xffff)</text:p>
            <text:p text:style-name="P8">{</text:p>
            <text:p text:style-name="P8"><text:s text:c="4"/>out_uint16_le(s, val);</text:p>
            <text:p text:style-name="P8">}</text:p>
            <text:p text:style-name="P8">else</text:p>
            <text:p text:style-name="P8">{</text:p>
            <text:p text:style-name="P8"><text:s text:c="4"/>out_uint32_le(s, val);</text:p>
            <text:p text:style-name="P8">}</text:p>
            <text:p text:style-name="P8"></text:p>
            <text:p text:style-name="P8">if (stream == NULL)</text:p>
            <text:p text:style-name="P8">{</text:p>
            <text:p text:style-name="P8"><text:s text:c="4"/>return;</text:p>
            <text:p text:style-name="P8">}</text:p>
          </table:table-cell>
          <table:table-cell table:style-name="Table1.C2" office:value-type="string">
            <text:p text:style-name="P8">if(val &lt;= 0xff)<text:line-break/> <text:s text:c="3"/>out_uint8(s, val);<text:line-break/>else if(val &lt;= 0xffff)<text:line-break/> <text:s text:c="3"/>out_uint16_le(s, val);<text:line-break/>else<text:line-break/> <text:s text:c="3"/>out_uint32_le(s, val);<text:line-break/><text:line-break/>if (stream == NULL)<text:line-break/> <text:s text:c="3"/>return;</text:p>
          </table:table-cell>
        </table:table-row>
        <table:table-row>
          <table:table-cell table:style-name="Table1.A2" office:value-type="string">
            <text:p text:style-name="P7">for statements</text:p>
          </table:table-cell>
          <table:table-cell table:style-name="Table1.A2" office:value-type="string">
            <text:p text:style-name="P8">for (i = 0; i &lt; 10; i++)<text:line-break/><text:soft-page-break/>{<text:line-break/> <text:s text:c="3"/>printf("i=%d\n", i);<text:line-break/>}</text:p>
          </table:table-cell>
          <table:table-cell table:style-name="Table1.C2" office:value-type="string">
            <text:p text:style-name="P8">for (i=0; i&lt;10; i++)<text:line-break/><text:soft-page-break/> <text:s text:c="3"/>printf("i=%d\n", i);</text:p>
          </table:table-cell>
        </table:table-row>
        <table:table-row>
          <table:table-cell table:style-name="Table1.A2" office:value-type="string">
            <text:p text:style-name="P7">while, do while statements</text:p>
          </table:table-cell>
          <table:table-cell table:style-name="Table1.A2" office:value-type="string">
            <text:p text:style-name="P8">while (cptr)<text:line-break/>{<text:line-break/> <text:s text:c="3"/>cptr—;<text:line-break/>}</text:p>
            <text:p text:style-name="P8"/>
            <text:p text:style-name="P8">do</text:p>
            <text:p text:style-name="P8">{</text:p>
            <text:p text:style-name="P8"><text:s text:c="4"/>cptr--;</text:p>
            <text:p text:style-name="P8">} while (cptr);</text:p>
          </table:table-cell>
          <table:table-cell table:style-name="Table1.C2" office:value-type="string">
            <text:p text:style-name="P8">while (cptr)<text:line-break/> <text:s text:c="3"/>cptr—;</text:p>
            <text:p text:style-name="P8"/>
            <text:p text:style-name="P8">do {</text:p>
            <text:p text:style-name="P8"><text:s text:c="4"/>cptr--;</text:p>
            <text:p text:style-name="P8">} while (cptr);</text:p>
          </table:table-cell>
        </table:table-row>
        <table:table-row>
          <table:table-cell table:style-name="Table1.A2" office:value-type="string">
            <text:p text:style-name="P7">switch statements</text:p>
          </table:table-cell>
          <table:table-cell table:style-name="Table1.A2" office:value-type="string">
            <text:p text:style-name="P8">switch (cmd)<text:line-break/>{<text:line-break/> <text:s text:c="3"/>case READ:<text:line-break/> <text:s text:c="7"/>read(fd, buf, 1024);<text:line-break/> <text:s text:c="7"/>break;<text:line-break/><text:line-break/> <text:s text:c="3"/>default:<text:line-break/> <text:s text:c="7"/>printf("bad cmd\n");<text:line-break/>}</text:p>
          </table:table-cell>
          <table:table-cell table:style-name="Table1.C2" office:value-type="string">
            <text:p text:style-name="P8">switch (cmd)<text:line-break/>{<text:line-break/>case READ:<text:line-break/> <text:s text:c="3"/>read(fd, buf, 1024);<text:line-break/> <text:s text:c="3"/>break;<text:line-break/>default:<text:line-break/> <text:s text:c="3"/>printf("bad cmd\n");<text:line-break/>}</text:p>
          </table:table-cell>
        </table:table-row>
        <table:table-row>
          <table:table-cell table:style-name="Table1.A2" office:value-type="string">
            <text:p text:style-name="P7">Line breaks</text:p>
          </table:table-cell>
          <table:table-cell table:style-name="Table1.A2" office:value-type="string">
            <text:p text:style-name="P8">keep lines shorter than 80 chars, inserting line breaks as necessary</text:p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MMono10" svg:font-family="LMMono10" style:font-pitch="fixed"/>
    <style:font-face style:name="LMMonoLt10" svg:font-family="LMMonoLt10" style:font-pitch="fixed"/>
    <style:font-face style:name="LMMonoLtCond10" svg:font-family="LMMonoLtCond10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9T19:04:52</meta:creation-date>
    <dc:date>2012-09-19T19:58:31</dc:date>
    <meta:editing-duration>PT45M34S</meta:editing-duration>
    <meta:editing-cycles>17</meta:editing-cycles>
    <meta:generator>LibreOffice/3.5$Linux_X86_64 LibreOffice_project/350m1$Build-2</meta:generator>
    <meta:document-statistic meta:table-count="1" meta:image-count="0" meta:object-count="0" meta:page-count="3" meta:paragraph-count="98" meta:word-count="374" meta:character-count="2319" meta:non-whitespace-character-count="1835"/>
  </office:meta>
</office:document-meta>
</file>